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081cm" draw:marker-start-width="0.321cm" draw:marker-end-width="0.321cm" draw:fill="solid" draw:fill-color="#cfe7f5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6.954cm" svg:height="5.86cm" svg:x="0.98cm" svg:y="1.028cm" svg:viewBox="0 0 6955 5861" svg:d="M620 572c-705 771-900 1500-100 2300 600 600 1273 31 1900 400 731 430-300 1600 500 2200 815 611 1852 389 2600 100s1000-500 1200-1000 493-1785-200-2100c-1100-500-2562 1104-3300 400-597-569 400-1500 100-2300-274-731-1973-794-2700 0z">
          <text:p/>
        </draw:path>
        <draw:frame draw:style-name="gr2" draw:layer="layout" svg:width="1.387cm" svg:height="0.963cm" svg:x="4.8cm" svg:y="4.7cm">
          <draw:text-box>
            <text:p>Int.</text:p>
          </draw:text-box>
        </draw:frame>
        <draw:frame draw:style-name="gr2" draw:layer="layout" svg:width="1.594cm" svg:height="0.963cm" svg:x="5.306cm" svg:y="1.4cm">
          <draw:text-box>
            <text:p>Ex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olygons"/>
      <draw:layer draw:name="nod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2:58:29.680000000</meta:creation-date>
    <dc:date>2023-01-06T16:04:31</dc:date>
    <meta:editing-duration>PT37M23S</meta:editing-duration>
    <meta:editing-cycles>8</meta:editing-cycles>
    <meta:generator>OpenOffice/4.1.9$Win32 OpenOffice.org_project/419m1$Build-9805</meta:generator>
    <dc:creator>David Legland</dc:creator>
    <meta:document-statistic meta:object-count="3"/>
  </office:meta>
</office:document-meta>
</file>